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t-results" table:style-name="ta1">
        <table:shapes>
          <draw:frame draw:z-index="0" draw:style-name="gr1" draw:text-style-name="P1" svg:width="844.27pt" svg:height="274.82pt" svg:x="9.33pt" svg:y="267.28pt">
            <draw:object draw:notify-on-update-of-ranges="'set-results'.A1:'set-results'.A1 'set-results'.A2:'set-results'.A20 'set-results'.B1:'set-results'.B1 'set-results'.B2:'set-results'.B20 'set-results'.C1:'set-results'.C1 'set-results'.C2:'set-results'.C20 'set-results'.D1:'set-results'.D1 'set-results'.D2:'set-results'.D20 'set-results'.E1:'set-results'.E1 'set-results'.E2:'set-results'.E20 'set-results'.F1:'set-results'.F1 'set-results'.F2:'set-results'.F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Michael hash-table"</text:p>
          </table:table-cell>
          <table:table-cell office:value-type="string" calcext:value-type="string">
            <text:p>std::unordered_set with mutex"</text:p>
          </table:table-cell>
          <table:table-cell office:value-type="string" calcext:value-type="string">
            <text:p>std::unordered_set with spin-lock"</text:p>
          </table:table-cell>
          <table:table-cell office:value-type="string" calcext:value-type="string">
            <text:p>tbb::concurent_hash_map"</text:p>
          </table:table-cell>
          <table:table-cell office:value-type="string" calcext:value-type="string">
            <text:p>cds::michael_se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5110" calcext:value-type="float">
            <text:p>2275110</text:p>
          </table:table-cell>
          <table:table-cell office:value-type="float" office:value="1832270" calcext:value-type="float">
            <text:p>1832270</text:p>
          </table:table-cell>
          <table:table-cell office:value-type="float" office:value="1860090" calcext:value-type="float">
            <text:p>1860090</text:p>
          </table:table-cell>
          <table:table-cell office:value-type="float" office:value="2821870" calcext:value-type="float">
            <text:p>2821870</text:p>
          </table:table-cell>
          <table:table-cell office:value-type="float" office:value="3760400" calcext:value-type="float">
            <text:p>3760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121" calcext:value-type="float">
            <text:p>957121</text:p>
          </table:table-cell>
          <table:table-cell office:value-type="float" office:value="948794" calcext:value-type="float">
            <text:p>948794</text:p>
          </table:table-cell>
          <table:table-cell office:value-type="float" office:value="1726960" calcext:value-type="float">
            <text:p>1726960</text:p>
          </table:table-cell>
          <table:table-cell office:value-type="float" office:value="1316780" calcext:value-type="float">
            <text:p>1316780</text:p>
          </table:table-cell>
          <table:table-cell office:value-type="float" office:value="1650550" calcext:value-type="float">
            <text:p>16505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93270" calcext:value-type="float">
            <text:p>2093270</text:p>
          </table:table-cell>
          <table:table-cell office:value-type="float" office:value="986685" calcext:value-type="float">
            <text:p>986685</text:p>
          </table:table-cell>
          <table:table-cell office:value-type="float" office:value="1693000" calcext:value-type="float">
            <text:p>1693000</text:p>
          </table:table-cell>
          <table:table-cell office:value-type="float" office:value="1746200" calcext:value-type="float">
            <text:p>1746200</text:p>
          </table:table-cell>
          <table:table-cell office:value-type="float" office:value="2401060" calcext:value-type="float">
            <text:p>24010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89600" calcext:value-type="float">
            <text:p>2589600</text:p>
          </table:table-cell>
          <table:table-cell office:value-type="float" office:value="1032240" calcext:value-type="float">
            <text:p>1032240</text:p>
          </table:table-cell>
          <table:table-cell office:value-type="float" office:value="1664690" calcext:value-type="float">
            <text:p>1664690</text:p>
          </table:table-cell>
          <table:table-cell office:value-type="float" office:value="2428770" calcext:value-type="float">
            <text:p>2428770</text:p>
          </table:table-cell>
          <table:table-cell office:value-type="float" office:value="2561800" calcext:value-type="float">
            <text:p>25618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11900" calcext:value-type="float">
            <text:p>2811900</text:p>
          </table:table-cell>
          <table:table-cell office:value-type="float" office:value="1046870" calcext:value-type="float">
            <text:p>1046870</text:p>
          </table:table-cell>
          <table:table-cell office:value-type="float" office:value="1649160" calcext:value-type="float">
            <text:p>1649160</text:p>
          </table:table-cell>
          <table:table-cell office:value-type="float" office:value="2630690" calcext:value-type="float">
            <text:p>2630690</text:p>
          </table:table-cell>
          <table:table-cell office:value-type="float" office:value="2865160" calcext:value-type="float">
            <text:p>28651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37160" calcext:value-type="float">
            <text:p>2637160</text:p>
          </table:table-cell>
          <table:table-cell office:value-type="float" office:value="1011640" calcext:value-type="float">
            <text:p>1011640</text:p>
          </table:table-cell>
          <table:table-cell office:value-type="float" office:value="1594590" calcext:value-type="float">
            <text:p>1594590</text:p>
          </table:table-cell>
          <table:table-cell office:value-type="float" office:value="2566770" calcext:value-type="float">
            <text:p>2566770</text:p>
          </table:table-cell>
          <table:table-cell office:value-type="float" office:value="2832870" calcext:value-type="float">
            <text:p>283287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67480" calcext:value-type="float">
            <text:p>2667480</text:p>
          </table:table-cell>
          <table:table-cell office:value-type="float" office:value="935396" calcext:value-type="float">
            <text:p>935396</text:p>
          </table:table-cell>
          <table:table-cell office:value-type="float" office:value="1516420" calcext:value-type="float">
            <text:p>1516420</text:p>
          </table:table-cell>
          <table:table-cell office:value-type="float" office:value="2500750" calcext:value-type="float">
            <text:p>2500750</text:p>
          </table:table-cell>
          <table:table-cell office:value-type="float" office:value="2691550" calcext:value-type="float">
            <text:p>26915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64840" calcext:value-type="float">
            <text:p>1964840</text:p>
          </table:table-cell>
          <table:table-cell office:value-type="float" office:value="907055" calcext:value-type="float">
            <text:p>907055</text:p>
          </table:table-cell>
          <table:table-cell office:value-type="float" office:value="1453290" calcext:value-type="float">
            <text:p>1453290</text:p>
          </table:table-cell>
          <table:table-cell office:value-type="float" office:value="2451330" calcext:value-type="float">
            <text:p>2451330</text:p>
          </table:table-cell>
          <table:table-cell office:value-type="float" office:value="2602990" calcext:value-type="float">
            <text:p>26029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67370" calcext:value-type="float">
            <text:p>2167370</text:p>
          </table:table-cell>
          <table:table-cell office:value-type="float" office:value="886406" calcext:value-type="float">
            <text:p>886406</text:p>
          </table:table-cell>
          <table:table-cell office:value-type="float" office:value="1339460" calcext:value-type="float">
            <text:p>1339460</text:p>
          </table:table-cell>
          <table:table-cell office:value-type="float" office:value="2131900" calcext:value-type="float">
            <text:p>2131900</text:p>
          </table:table-cell>
          <table:table-cell office:value-type="float" office:value="2117430" calcext:value-type="float">
            <text:p>21174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25650" calcext:value-type="float">
            <text:p>1925650</text:p>
          </table:table-cell>
          <table:table-cell office:value-type="float" office:value="854900" calcext:value-type="float">
            <text:p>854900</text:p>
          </table:table-cell>
          <table:table-cell office:value-type="float" office:value="1268650" calcext:value-type="float">
            <text:p>1268650</text:p>
          </table:table-cell>
          <table:table-cell office:value-type="float" office:value="2091630" calcext:value-type="float">
            <text:p>2091630</text:p>
          </table:table-cell>
          <table:table-cell office:value-type="float" office:value="2175430" calcext:value-type="float">
            <text:p>21754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33500" calcext:value-type="float">
            <text:p>1833500</text:p>
          </table:table-cell>
          <table:table-cell office:value-type="float" office:value="875938" calcext:value-type="float">
            <text:p>875938</text:p>
          </table:table-cell>
          <table:table-cell office:value-type="float" office:value="1196350" calcext:value-type="float">
            <text:p>1196350</text:p>
          </table:table-cell>
          <table:table-cell office:value-type="float" office:value="2235020" calcext:value-type="float">
            <text:p>2235020</text:p>
          </table:table-cell>
          <table:table-cell office:value-type="float" office:value="2258300" calcext:value-type="float">
            <text:p>22583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76820" calcext:value-type="float">
            <text:p>1676820</text:p>
          </table:table-cell>
          <table:table-cell office:value-type="float" office:value="853182" calcext:value-type="float">
            <text:p>853182</text:p>
          </table:table-cell>
          <table:table-cell office:value-type="float" office:value="1141960" calcext:value-type="float">
            <text:p>1141960</text:p>
          </table:table-cell>
          <table:table-cell office:value-type="float" office:value="1819660" calcext:value-type="float">
            <text:p>1819660</text:p>
          </table:table-cell>
          <table:table-cell office:value-type="float" office:value="2178630" calcext:value-type="float">
            <text:p>21786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83860" calcext:value-type="float">
            <text:p>1683860</text:p>
          </table:table-cell>
          <table:table-cell office:value-type="float" office:value="845260" calcext:value-type="float">
            <text:p>845260</text:p>
          </table:table-cell>
          <table:table-cell office:value-type="float" office:value="1103510" calcext:value-type="float">
            <text:p>1103510</text:p>
          </table:table-cell>
          <table:table-cell office:value-type="float" office:value="1812640" calcext:value-type="float">
            <text:p>1812640</text:p>
          </table:table-cell>
          <table:table-cell office:value-type="float" office:value="1583350" calcext:value-type="float">
            <text:p>158335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31180" calcext:value-type="float">
            <text:p>1331180</text:p>
          </table:table-cell>
          <table:table-cell office:value-type="float" office:value="835616" calcext:value-type="float">
            <text:p>835616</text:p>
          </table:table-cell>
          <table:table-cell office:value-type="float" office:value="1069160" calcext:value-type="float">
            <text:p>1069160</text:p>
          </table:table-cell>
          <table:table-cell office:value-type="float" office:value="1921490" calcext:value-type="float">
            <text:p>1921490</text:p>
          </table:table-cell>
          <table:table-cell office:value-type="float" office:value="2269950" calcext:value-type="float">
            <text:p>226995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97140" calcext:value-type="float">
            <text:p>1197140</text:p>
          </table:table-cell>
          <table:table-cell office:value-type="float" office:value="754390" calcext:value-type="float">
            <text:p>754390</text:p>
          </table:table-cell>
          <table:table-cell office:value-type="float" office:value="992324" calcext:value-type="float">
            <text:p>992324</text:p>
          </table:table-cell>
          <table:table-cell office:value-type="float" office:value="1815880" calcext:value-type="float">
            <text:p>1815880</text:p>
          </table:table-cell>
          <table:table-cell office:value-type="float" office:value="1833560" calcext:value-type="float">
            <text:p>18335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32280" calcext:value-type="float">
            <text:p>1132280</text:p>
          </table:table-cell>
          <table:table-cell office:value-type="float" office:value="792492" calcext:value-type="float">
            <text:p>792492</text:p>
          </table:table-cell>
          <table:table-cell office:value-type="float" office:value="983091" calcext:value-type="float">
            <text:p>983091</text:p>
          </table:table-cell>
          <table:table-cell office:value-type="float" office:value="1889580" calcext:value-type="float">
            <text:p>1889580</text:p>
          </table:table-cell>
          <table:table-cell office:value-type="float" office:value="1768060" calcext:value-type="float">
            <text:p>176806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68880" calcext:value-type="float">
            <text:p>1068880</text:p>
          </table:table-cell>
          <table:table-cell office:value-type="float" office:value="800930" calcext:value-type="float">
            <text:p>800930</text:p>
          </table:table-cell>
          <table:table-cell office:value-type="float" office:value="961669" calcext:value-type="float">
            <text:p>961669</text:p>
          </table:table-cell>
          <table:table-cell office:value-type="float" office:value="1611490" calcext:value-type="float">
            <text:p>1611490</text:p>
          </table:table-cell>
          <table:table-cell office:value-type="float" office:value="1717840" calcext:value-type="float">
            <text:p>171784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33176" calcext:value-type="float">
            <text:p>933176</text:p>
          </table:table-cell>
          <table:table-cell office:value-type="float" office:value="825322" calcext:value-type="float">
            <text:p>825322</text:p>
          </table:table-cell>
          <table:table-cell office:value-type="float" office:value="947206" calcext:value-type="float">
            <text:p>947206</text:p>
          </table:table-cell>
          <table:table-cell office:value-type="float" office:value="1264970" calcext:value-type="float">
            <text:p>1264970</text:p>
          </table:table-cell>
          <table:table-cell office:value-type="float" office:value="1174190" calcext:value-type="float">
            <text:p>117419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54863" calcext:value-type="float">
            <text:p>854863</text:p>
          </table:table-cell>
          <table:table-cell office:value-type="float" office:value="763089" calcext:value-type="float">
            <text:p>763089</text:p>
          </table:table-cell>
          <table:table-cell office:value-type="float" office:value="901952" calcext:value-type="float">
            <text:p>901952</text:p>
          </table:table-cell>
          <table:table-cell office:value-type="float" office:value="1111000" calcext:value-type="float">
            <text:p>1111000</text:p>
          </table:table-cell>
          <table:table-cell office:value-type="float" office:value="1395540" calcext:value-type="float">
            <text:p>13955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1:14:29.843980109</dc:date>
    <meta:editing-duration>PT1M2S</meta:editing-duration>
    <meta:editing-cycles>1</meta:editing-cycles>
    <meta:document-statistic meta:table-count="1" meta:cell-count="12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85cm" svg:height="9.696cm" xlink:href=".." xlink:type="simple" chart:class="chart:line" chart:style-name="ch1">
        <chart:legend chart:legend-position="end" svg:x="23.255cm" svg:y="3.304cm" style:legend-expansion="high" chart:style-name="ch2"/>
        <chart:plot-area chart:style-name="ch3" table:cell-range-address="'set-results'.A1:'set-results'.F20" chart:data-source-has-labels="row" svg:x="0.595cm" svg:y="0.193cm" svg:width="22.065cm" svg:height="9.31cm">
          <chartooo:coordinate-region svg:x="2.142cm" svg:y="0.392cm" svg:width="20.331cm" svg:height="8.4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-results'.A2:'set-results'.A20" chart:label-cell-address="'set-results'.A1:'set-results'.A1" chart:class="chart:line">
            <chart:data-point chart:repeated="19"/>
          </chart:series>
          <chart:series chart:style-name="ch7" chart:values-cell-range-address="'set-results'.B2:'set-results'.B20" chart:label-cell-address="'set-results'.B1:'set-results'.B1" chart:class="chart:line">
            <chart:data-point chart:repeated="19"/>
          </chart:series>
          <chart:series chart:style-name="ch8" chart:values-cell-range-address="'set-results'.C2:'set-results'.C20" chart:label-cell-address="'set-results'.C1:'set-results'.C1" chart:class="chart:line">
            <chart:data-point chart:repeated="19"/>
          </chart:series>
          <chart:series chart:style-name="ch9" chart:values-cell-range-address="'set-results'.D2:'set-results'.D20" chart:label-cell-address="'set-results'.D1:'set-results'.D1" chart:class="chart:line">
            <chart:data-point chart:repeated="19"/>
          </chart:series>
          <chart:series chart:style-name="ch10" chart:values-cell-range-address="'set-results'.E2:'set-results'.E20" chart:label-cell-address="'set-results'.E1:'set-results'.E1" chart:class="chart:line">
            <chart:data-point chart:repeated="19"/>
          </chart:series>
          <chart:series chart:style-name="ch11" chart:values-cell-range-address="'set-results'.F2:'set-results'.F20" chart:label-cell-address="'set-results'.F1:'set-results'.F1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set-results'.A1:'set-results'.A1</svg:desc>
                </draw:g>
              </table:table-cell>
              <table:table-cell office:value-type="string">
                <text:p>Michael hash-table"</text:p>
                <draw:g>
                  <svg:desc>'set-results'.B1:'set-results'.B1</svg:desc>
                </draw:g>
              </table:table-cell>
              <table:table-cell office:value-type="string">
                <text:p>std::unordered_set with mutex"</text:p>
                <draw:g>
                  <svg:desc>'set-results'.C1:'set-results'.C1</svg:desc>
                </draw:g>
              </table:table-cell>
              <table:table-cell office:value-type="string">
                <text:p>std::unordered_set with spin-lock"</text:p>
                <draw:g>
                  <svg:desc>'set-results'.D1:'set-results'.D1</svg:desc>
                </draw:g>
              </table:table-cell>
              <table:table-cell office:value-type="string">
                <text:p>tbb::concurent_hash_map"</text:p>
                <draw:g>
                  <svg:desc>'set-results'.E1:'set-results'.E1</svg:desc>
                </draw:g>
              </table:table-cell>
              <table:table-cell office:value-type="string">
                <text:p>cds::michael_set"</text:p>
                <draw:g>
                  <svg:desc>'set-results'.F1:'set-result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t-results'.A2:'set-results'.A20</svg:desc>
                </draw:g>
              </table:table-cell>
              <table:table-cell office:value-type="float" office:value="2275110">
                <text:p>2275110</text:p>
                <draw:g>
                  <svg:desc>'set-results'.B2:'set-results'.B20</svg:desc>
                </draw:g>
              </table:table-cell>
              <table:table-cell office:value-type="float" office:value="1832270">
                <text:p>1832270</text:p>
                <draw:g>
                  <svg:desc>'set-results'.C2:'set-results'.C20</svg:desc>
                </draw:g>
              </table:table-cell>
              <table:table-cell office:value-type="float" office:value="1860090">
                <text:p>1860090</text:p>
                <draw:g>
                  <svg:desc>'set-results'.D2:'set-results'.D20</svg:desc>
                </draw:g>
              </table:table-cell>
              <table:table-cell office:value-type="float" office:value="2821870">
                <text:p>2821870</text:p>
                <draw:g>
                  <svg:desc>'set-results'.E2:'set-results'.E20</svg:desc>
                </draw:g>
              </table:table-cell>
              <table:table-cell office:value-type="float" office:value="3760400">
                <text:p>3760400</text:p>
                <draw:g>
                  <svg:desc>'set-results'.F2:'set-results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57121">
                <text:p>957121</text:p>
              </table:table-cell>
              <table:table-cell office:value-type="float" office:value="948794">
                <text:p>948794</text:p>
              </table:table-cell>
              <table:table-cell office:value-type="float" office:value="1726960">
                <text:p>1726960</text:p>
              </table:table-cell>
              <table:table-cell office:value-type="float" office:value="1316780">
                <text:p>1316780</text:p>
              </table:table-cell>
              <table:table-cell office:value-type="float" office:value="1650550">
                <text:p>1650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93270">
                <text:p>2093270</text:p>
              </table:table-cell>
              <table:table-cell office:value-type="float" office:value="986685">
                <text:p>986685</text:p>
              </table:table-cell>
              <table:table-cell office:value-type="float" office:value="1693000">
                <text:p>1693000</text:p>
              </table:table-cell>
              <table:table-cell office:value-type="float" office:value="1746200">
                <text:p>1746200</text:p>
              </table:table-cell>
              <table:table-cell office:value-type="float" office:value="2401060">
                <text:p>24010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589600">
                <text:p>2589600</text:p>
              </table:table-cell>
              <table:table-cell office:value-type="float" office:value="1032240">
                <text:p>1032240</text:p>
              </table:table-cell>
              <table:table-cell office:value-type="float" office:value="1664690">
                <text:p>1664690</text:p>
              </table:table-cell>
              <table:table-cell office:value-type="float" office:value="2428770">
                <text:p>2428770</text:p>
              </table:table-cell>
              <table:table-cell office:value-type="float" office:value="2561800">
                <text:p>2561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811900">
                <text:p>2811900</text:p>
              </table:table-cell>
              <table:table-cell office:value-type="float" office:value="1046870">
                <text:p>1046870</text:p>
              </table:table-cell>
              <table:table-cell office:value-type="float" office:value="1649160">
                <text:p>1649160</text:p>
              </table:table-cell>
              <table:table-cell office:value-type="float" office:value="2630690">
                <text:p>2630690</text:p>
              </table:table-cell>
              <table:table-cell office:value-type="float" office:value="2865160">
                <text:p>2865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2637160">
                <text:p>2637160</text:p>
              </table:table-cell>
              <table:table-cell office:value-type="float" office:value="1011640">
                <text:p>1011640</text:p>
              </table:table-cell>
              <table:table-cell office:value-type="float" office:value="1594590">
                <text:p>1594590</text:p>
              </table:table-cell>
              <table:table-cell office:value-type="float" office:value="2566770">
                <text:p>2566770</text:p>
              </table:table-cell>
              <table:table-cell office:value-type="float" office:value="2832870">
                <text:p>28328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2667480">
                <text:p>2667480</text:p>
              </table:table-cell>
              <table:table-cell office:value-type="float" office:value="935396">
                <text:p>935396</text:p>
              </table:table-cell>
              <table:table-cell office:value-type="float" office:value="1516420">
                <text:p>1516420</text:p>
              </table:table-cell>
              <table:table-cell office:value-type="float" office:value="2500750">
                <text:p>2500750</text:p>
              </table:table-cell>
              <table:table-cell office:value-type="float" office:value="2691550">
                <text:p>2691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964840">
                <text:p>1964840</text:p>
              </table:table-cell>
              <table:table-cell office:value-type="float" office:value="907055">
                <text:p>907055</text:p>
              </table:table-cell>
              <table:table-cell office:value-type="float" office:value="1453290">
                <text:p>1453290</text:p>
              </table:table-cell>
              <table:table-cell office:value-type="float" office:value="2451330">
                <text:p>2451330</text:p>
              </table:table-cell>
              <table:table-cell office:value-type="float" office:value="2602990">
                <text:p>26029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2167370">
                <text:p>2167370</text:p>
              </table:table-cell>
              <table:table-cell office:value-type="float" office:value="886406">
                <text:p>886406</text:p>
              </table:table-cell>
              <table:table-cell office:value-type="float" office:value="1339460">
                <text:p>1339460</text:p>
              </table:table-cell>
              <table:table-cell office:value-type="float" office:value="2131900">
                <text:p>2131900</text:p>
              </table:table-cell>
              <table:table-cell office:value-type="float" office:value="2117430">
                <text:p>21174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1925650">
                <text:p>1925650</text:p>
              </table:table-cell>
              <table:table-cell office:value-type="float" office:value="854900">
                <text:p>854900</text:p>
              </table:table-cell>
              <table:table-cell office:value-type="float" office:value="1268650">
                <text:p>1268650</text:p>
              </table:table-cell>
              <table:table-cell office:value-type="float" office:value="2091630">
                <text:p>2091630</text:p>
              </table:table-cell>
              <table:table-cell office:value-type="float" office:value="2175430">
                <text:p>21754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1833500">
                <text:p>1833500</text:p>
              </table:table-cell>
              <table:table-cell office:value-type="float" office:value="875938">
                <text:p>875938</text:p>
              </table:table-cell>
              <table:table-cell office:value-type="float" office:value="1196350">
                <text:p>1196350</text:p>
              </table:table-cell>
              <table:table-cell office:value-type="float" office:value="2235020">
                <text:p>2235020</text:p>
              </table:table-cell>
              <table:table-cell office:value-type="float" office:value="2258300">
                <text:p>2258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1676820">
                <text:p>1676820</text:p>
              </table:table-cell>
              <table:table-cell office:value-type="float" office:value="853182">
                <text:p>853182</text:p>
              </table:table-cell>
              <table:table-cell office:value-type="float" office:value="1141960">
                <text:p>1141960</text:p>
              </table:table-cell>
              <table:table-cell office:value-type="float" office:value="1819660">
                <text:p>1819660</text:p>
              </table:table-cell>
              <table:table-cell office:value-type="float" office:value="2178630">
                <text:p>21786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1683860">
                <text:p>1683860</text:p>
              </table:table-cell>
              <table:table-cell office:value-type="float" office:value="845260">
                <text:p>845260</text:p>
              </table:table-cell>
              <table:table-cell office:value-type="float" office:value="1103510">
                <text:p>1103510</text:p>
              </table:table-cell>
              <table:table-cell office:value-type="float" office:value="1812640">
                <text:p>1812640</text:p>
              </table:table-cell>
              <table:table-cell office:value-type="float" office:value="1583350">
                <text:p>1583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">
                <text:p>161</text:p>
              </table:table-cell>
              <table:table-cell office:value-type="float" office:value="1331180">
                <text:p>1331180</text:p>
              </table:table-cell>
              <table:table-cell office:value-type="float" office:value="835616">
                <text:p>835616</text:p>
              </table:table-cell>
              <table:table-cell office:value-type="float" office:value="1069160">
                <text:p>1069160</text:p>
              </table:table-cell>
              <table:table-cell office:value-type="float" office:value="1921490">
                <text:p>1921490</text:p>
              </table:table-cell>
              <table:table-cell office:value-type="float" office:value="2269950">
                <text:p>22699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">
                <text:p>177</text:p>
              </table:table-cell>
              <table:table-cell office:value-type="float" office:value="1197140">
                <text:p>1197140</text:p>
              </table:table-cell>
              <table:table-cell office:value-type="float" office:value="754390">
                <text:p>754390</text:p>
              </table:table-cell>
              <table:table-cell office:value-type="float" office:value="992324">
                <text:p>992324</text:p>
              </table:table-cell>
              <table:table-cell office:value-type="float" office:value="1815880">
                <text:p>1815880</text:p>
              </table:table-cell>
              <table:table-cell office:value-type="float" office:value="1833560">
                <text:p>1833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">
                <text:p>193</text:p>
              </table:table-cell>
              <table:table-cell office:value-type="float" office:value="1132280">
                <text:p>1132280</text:p>
              </table:table-cell>
              <table:table-cell office:value-type="float" office:value="792492">
                <text:p>792492</text:p>
              </table:table-cell>
              <table:table-cell office:value-type="float" office:value="983091">
                <text:p>983091</text:p>
              </table:table-cell>
              <table:table-cell office:value-type="float" office:value="1889580">
                <text:p>1889580</text:p>
              </table:table-cell>
              <table:table-cell office:value-type="float" office:value="1768060">
                <text:p>17680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">
                <text:p>209</text:p>
              </table:table-cell>
              <table:table-cell office:value-type="float" office:value="1068880">
                <text:p>1068880</text:p>
              </table:table-cell>
              <table:table-cell office:value-type="float" office:value="800930">
                <text:p>800930</text:p>
              </table:table-cell>
              <table:table-cell office:value-type="float" office:value="961669">
                <text:p>961669</text:p>
              </table:table-cell>
              <table:table-cell office:value-type="float" office:value="1611490">
                <text:p>1611490</text:p>
              </table:table-cell>
              <table:table-cell office:value-type="float" office:value="1717840">
                <text:p>17178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">
                <text:p>225</text:p>
              </table:table-cell>
              <table:table-cell office:value-type="float" office:value="933176">
                <text:p>933176</text:p>
              </table:table-cell>
              <table:table-cell office:value-type="float" office:value="825322">
                <text:p>825322</text:p>
              </table:table-cell>
              <table:table-cell office:value-type="float" office:value="947206">
                <text:p>947206</text:p>
              </table:table-cell>
              <table:table-cell office:value-type="float" office:value="1264970">
                <text:p>1264970</text:p>
              </table:table-cell>
              <table:table-cell office:value-type="float" office:value="1174190">
                <text:p>1174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">
                <text:p>241</text:p>
              </table:table-cell>
              <table:table-cell office:value-type="float" office:value="854863">
                <text:p>854863</text:p>
              </table:table-cell>
              <table:table-cell office:value-type="float" office:value="763089">
                <text:p>763089</text:p>
              </table:table-cell>
              <table:table-cell office:value-type="float" office:value="901952">
                <text:p>901952</text:p>
              </table:table-cell>
              <table:table-cell office:value-type="float" office:value="1111000">
                <text:p>1111000</text:p>
              </table:table-cell>
              <table:table-cell office:value-type="float" office:value="1395540">
                <text:p>1395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